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P6" style:family="paragraph" style:parent-style-name="Text_20_body" style:list-style-name="L2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0af46c" officeooo:paragraph-rsid="000af46c"/>
    </style:style>
    <style:style style:name="P7" style:family="paragraph" style:parent-style-name="Text_20_body" style:list-style-name="L3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0cefa8" officeooo:paragraph-rsid="000cefa8"/>
    </style:style>
    <style:style style:name="P8" style:family="paragraph" style:parent-style-name="Text_20_body" style:list-style-name="L3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0ecace" officeooo:paragraph-rsid="000ecace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3" style:family="text">
      <style:text-properties officeooo:rsid="000b08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Source Power Supply</text:p>
      <text:p text:style-name="P3"/>
      <text:p text:style-name="P3">Technical Requirement Specification</text:p>
      <text:p text:style-name="P3"/>
      <text:p text:style-name="P3"/>
      <text:p text:style-name="P4"/>
      <text:p text:style-name="P1">Use of a Laptop / readily available Power Suppl</text:p>
      <text:p text:style-name="P1"><text:tab/></text:p>
      <text:list xml:id="list8566035911192883758" text:style-name="L3">
        <text:list-item>
          <text:p text:style-name="P8">Voltage and current adjstable</text:p>
          <text:list>
            <text:list-item>
              <text:p text:style-name="P7">Voltage can be set with a resolution of 10mV</text:p>
            </text:list-item>
            <text:list-item>
              <text:p text:style-name="P7">Current limit can be set with a resolution of 10mA</text:p>
            </text:list-item>
            <text:list-item>
              <text:p text:style-name="P8">Voltage can be varied between 0V and power supply input to OSPS</text:p>
            </text:list-item>
            <text:list-item>
              <text:p text:style-name="P8">How do we stop power supply providing current out of spec of the input supply? Ask the user to en sure in the spec? watch for voltage drop when overcurrent?</text:p>
            </text:list-item>
          </text:list>
        </text:list-item>
      </text:list>
      <text:p text:style-name="P1">Low BoM Cost – use of CoTs enclosure</text:p>
      <text:list xml:id="list1207917945997750982" text:style-name="L2">
        <text:list-item>
          <text:p text:style-name="P6">Electronics will be contained in an enclosure on which dials/displays can be mounted</text:p>
          <text:list>
            <text:list-item>
              <text:p text:style-name="P6">Variant 1 – CoTs encl<text:span text:style-name="T3">o</text:span>sure adapted by during assembly</text:p>
            </text:list-item>
            <text:list-item>
              <text:p text:style-name="P6">Variant 2 – 3D printed enclosure</text:p>
            </text:list-item>
          </text:list>
        </text:list-item>
      </text:list>
      <text:p text:style-name="P2"><text:span text:style-name="T1"> </text:span><text:span text:style-name="T2">USB Type C – if we have time, it would be good to put this support 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3:07:29.09</meta:creation-date>
    <dc:date>2016-06-19T16:20:47.610375661</dc:date>
    <meta:editing-duration>PT13M56S</meta:editing-duration>
    <meta:editing-cycles>6</meta:editing-cycles>
    <meta:generator>LibreOffice/5.1.3.2$Linux_X86_64 LibreOffice_project/10m0$Build-2</meta:generator>
    <meta:document-statistic meta:table-count="0" meta:image-count="0" meta:object-count="0" meta:page-count="1" meta:paragraph-count="14" meta:word-count="138" meta:character-count="732" meta:non-whitespace-character-count="609"/>
  </office:meta>
</office:document-meta>
</file>